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957in"/>
    </style:style>
    <style:style style:name="co2" style:family="table-column">
      <style:table-column-properties fo:break-before="auto" style:column-width="1.7563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1.06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6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Helvetic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f2f2f2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Helvetica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ext-properties style:font-name="Liberation Sans" style:font-name-asian="Arial Unicode MS" style:font-name-complex="Arial Unicode MS"/>
    </style:style>
    <style:style style:name="ce14" style:family="table-cell" style:parent-style-name="Default" style:data-style-name="N61">
      <style:text-properties fo:color="#000000" style:font-name="Monaco" fo:font-size="12pt" fo:language="en" fo:country="US" style:font-name-asian="Monaco" style:font-size-asian="12pt" style:language-asian="en" style:country-asian="US" style:font-name-complex="Monaco" style:font-size-complex="12pt" style:language-complex="en" style:country-complex="US"/>
    </style:style>
    <style:style style:name="ce15" style:family="table-cell" style:parent-style-name="Default" style:data-style-name="N60"/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2"/>
    <style:style style:name="ce18" style:family="table-cell" style:parent-style-name="Default" style:data-style-name="N100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References:</text:p>
          </table:table-cell>
          <table:table-cell/>
          <table:table-cell table:style-name="Default"/>
          <table:table-cell table:number-columns-repeated="14"/>
        </table:table-row>
        <table:table-row table:style-name="ro2">
          <table:table-cell table:number-columns-repeated="2"/>
          <table:table-cell table:style-name="ce2" office:value-type="string" calcext:value-type="string">
            <text:p>Surface Science 124 (1983) 547-554 </text:p>
          </table:table-cell>
          <table:table-cell/>
          <table:table-cell table:style-name="Default"/>
          <table:table-cell table:style-name="ce10" office:value-type="string" calcext:value-type="string">
            <text:p>x (A)</text:p>
          </table:table-cell>
          <table:table-cell table:style-name="ce11" office:value-type="string" calcext:value-type="string">
            <text:p>y (A)</text:p>
          </table:table-cell>
          <table:table-cell table:style-name="ce11" office:value-type="string" calcext:value-type="string">
            <text:p>z (A)</text:p>
          </table:table-cell>
          <table:table-cell table:style-name="ce11" office:value-type="string" calcext:value-type="string">
            <text:p>M (u)</text:p>
          </table:table-cell>
          <table:table-cell table:style-name="ce11" office:value-type="string" calcext:value-type="string">
            <text:p>sig (A)</text:p>
          </table:table-cell>
          <table:table-cell table:style-name="ce11" office:value-type="string" calcext:value-type="string">
            <text:p>eps (kj/mol)</text:p>
          </table:table-cell>
          <table:table-cell table:style-name="ce11" office:value-type="string" calcext:value-type="string">
            <text:p>q (e)</text:p>
          </table:table-cell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'Model.pdf'</text:p>
          </table:table-cell>
          <table:table-cell/>
          <table:table-cell office:value-type="string" calcext:value-type="string">
            <text:p>Carbon (C1,C2,P)</text:p>
          </table:table-cell>
          <table:table-cell table:number-columns-repeated="4"/>
          <table:table-cell table:style-name="ce12" office:value-type="float" office:value="3.37" calcext:value-type="float">
            <text:p>3.37</text:p>
          </table:table-cell>
          <table:table-cell table:style-name="ce12" office:value-type="float" office:value="0.23" calcext:value-type="float">
            <text:p>0.23</text:p>
          </table:table-cell>
          <table:table-cell/>
          <table:table-cell table:style-name="ce15"/>
          <table:table-cell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IM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527" calcext:value-type="float">
            <text:p>-0.527</text:p>
          </table:table-cell>
          <table:table-cell table:style-name="ce3" office:value-type="float" office:value="1.365" calcext:value-type="float">
            <text:p>1.365</text:p>
          </table:table-cell>
          <table:table-cell table:style-name="ce3" office:value-type="float" office:value="67.07" calcext:value-type="float">
            <text:p>67.07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2.56" calcext:value-type="float">
            <text:p>2.56</text:p>
          </table:table-cell>
          <table:table-cell table:style-name="ce3" office:value-type="float" office:value="0.3591" calcext:value-type="float">
            <text:p>0.3591</text:p>
          </table:table-cell>
          <table:table-cell table:number-columns-repeated="3"/>
          <table:table-cell table:style-name="ce8"/>
          <table:table-cell table:style-name="ce17" table:number-columns-repeated="2"/>
          <table:table-cell/>
        </table:table-row>
        <table:table-row table:style-name="ro1">
          <table:table-cell table:number-columns-repeated="4"/>
          <table:table-cell table:style-name="ce7" office:value-type="string" calcext:value-type="string">
            <text:p>IM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641" calcext:value-type="float">
            <text:p>1.641</text:p>
          </table:table-cell>
          <table:table-cell table:style-name="ce3" office:value-type="float" office:value="2.987" calcext:value-type="float">
            <text:p>2.987</text:p>
          </table:table-cell>
          <table:table-cell table:style-name="ce3" office:value-type="float" office:value="15.04" calcext:value-type="float">
            <text:p>15.04</text:p>
          </table:table-cell>
          <table:table-cell table:style-name="ce3" office:value-type="float" office:value="3.41" calcext:value-type="float">
            <text:p>3.41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888" calcext:value-type="float">
            <text:p>0.1888</text:p>
          </table:table-cell>
          <table:table-cell table:number-columns-repeated="3"/>
          <table:table-cell table:style-name="ce8"/>
          <table:table-cell table:style-name="ce17" table:number-columns-repeated="2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Conversions:</text:p>
          </table:table-cell>
          <table:table-cell/>
          <table:table-cell table:style-name="ce7" office:value-type="string" calcext:value-type="string">
            <text:p>IM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737" calcext:value-type="float">
            <text:p>-0.737</text:p>
          </table:table-cell>
          <table:table-cell table:style-name="ce3" office:value-type="float" office:value="-1.653" calcext:value-type="float">
            <text:p>-1.653</text:p>
          </table:table-cell>
          <table:table-cell table:style-name="ce3" office:value-type="float" office:value="29.07" calcext:value-type="float">
            <text:p>29.07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1.24" calcext:value-type="float">
            <text:p>1.24</text:p>
          </table:table-cell>
          <table:table-cell table:style-name="ce3" office:value-type="float" office:value="0.2321" calcext:value-type="float">
            <text:p>0.2321</text:p>
          </table:table-cell>
          <table:table-cell table:number-columns-repeated="3"/>
          <table:table-cell table:style-name="ce8"/>
          <table:table-cell table:style-name="ce17" table:number-columns-repeated="2"/>
          <table:table-cell/>
        </table:table-row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6.81" calcext:value-type="float">
            <text:p>86.81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3.24" calcext:value-type="float">
            <text:p>3.24</text:p>
          </table:table-cell>
          <table:table-cell table:style-name="ce3" office:value-type="float" office:value="-0.78" calcext:value-type="float">
            <text:p>-0.78</text:p>
          </table:table-cell>
          <table:table-cell table:number-columns-repeated="3"/>
          <table:table-cell table:style-name="ce8"/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Angstrom to Bohr Radius</text:p>
          </table:table-cell>
          <table:table-cell table:style-name="ce4" table:formula="of:=1/0.529177211" office:value-type="float" office:value="1.88972612427938" calcext:value-type="float">
            <text:p>1.8897261243</text:p>
          </table:table-cell>
          <table:table-cell/>
          <table:table-cell table:style-name="ce7"/>
          <table:table-cell table:number-columns-repeated="14"/>
        </table:table-row>
        <table:table-row table:style-name="ro1">
          <table:table-cell table:number-columns-repeated="2"/>
          <table:table-cell table:style-name="ce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kJ/mol to E_h</text:p>
          </table:table-cell>
          <table:table-cell table:style-name="ce5" office:value-type="float" office:value="0.0003808799" calcext:value-type="float">
            <text:p>3.81E-004</text:p>
          </table:table-cell>
          <table:table-cell table:number-columns-repeated="2"/>
          <table:table-cell table:style-name="ce11" office:value-type="string" calcext:value-type="string">
            <text:p>x (au)</text:p>
          </table:table-cell>
          <table:table-cell table:style-name="ce11" office:value-type="string" calcext:value-type="string">
            <text:p>y (au)</text:p>
          </table:table-cell>
          <table:table-cell table:style-name="ce11" office:value-type="string" calcext:value-type="string">
            <text:p>z (au)</text:p>
          </table:table-cell>
          <table:table-cell table:number-columns-repeated="2"/>
          <table:table-cell office:value-type="string" calcext:value-type="string">
            <text:p>Bondlen. (au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/>
          <table:table-cell/>
          <table:table-cell table:style-name="ce7" table:formula="of:=[$Sheet1.$E$4]" office:value-type="string" office:string-value="IM1" calcext:value-type="string">
            <text:p>IM1</text:p>
          </table:table-cell>
          <table:table-cell table:formula="of:=[.F4]*[.$C$8]" office:value-type="float" office:value="0" calcext:value-type="float">
            <text:p>0</text:p>
          </table:table-cell>
          <table:table-cell table:formula="of:=[.G4]*[.$C$8]" office:value-type="float" office:value="-0.995885667495232" calcext:value-type="float">
            <text:p>-0.9958856675</text:p>
          </table:table-cell>
          <table:table-cell table:formula="of:=[.H4]*[.$C$8]" office:value-type="float" office:value="2.57947615964135" calcext:value-type="float">
            <text:p>2.5794761596</text:p>
          </table:table-cell>
          <table:table-cell/>
          <table:table-cell office:value-type="string" calcext:value-type="string">
            <text:p>1 → 2</text:p>
          </table:table-cell>
          <table:table-cell table:formula="of:=SQRT(POWER([.G11]-[.G12];2)+POWER([.H11]-[.H12];2))" office:value-type="float" office:value="5.11662602751972" calcext:value-type="float">
            <text:p>5.1166260275</text:p>
          </table:table-cell>
          <table:table-cell table:number-columns-repeated="3"/>
          <table:table-cell table:style-name="ce16"/>
          <table:table-cell table:number-columns-repeated="4"/>
        </table:table-row>
        <table:table-row table:style-name="ro1">
          <table:table-cell/>
          <table:table-cell office:value-type="string" calcext:value-type="string">
            <text:p>meV to kJ/mol</text:p>
          </table:table-cell>
          <table:table-cell table:style-name="ce5" office:value-type="float" office:value="0.0964853" calcext:value-type="float">
            <text:p>9.65E-002</text:p>
          </table:table-cell>
          <table:table-cell/>
          <table:table-cell table:style-name="ce7" table:formula="of:=[$Sheet1.$E$5]" office:value-type="string" office:string-value="IM2" calcext:value-type="string">
            <text:p>IM2</text:p>
          </table:table-cell>
          <table:table-cell table:formula="of:=[.F5]*[.$C$8]" office:value-type="float" office:value="0" calcext:value-type="float">
            <text:p>0</text:p>
          </table:table-cell>
          <table:table-cell table:formula="of:=[.G5]*[.$C$8]" office:value-type="float" office:value="3.10104056994246" calcext:value-type="float">
            <text:p>3.1010405699</text:p>
          </table:table-cell>
          <table:table-cell table:formula="of:=[.H5]*[.$C$8]" office:value-type="float" office:value="5.6446119332225" calcext:value-type="float">
            <text:p>5.6446119332</text:p>
          </table:table-cell>
          <table:table-cell/>
          <table:table-cell office:value-type="string" calcext:value-type="string">
            <text:p>2 → 3</text:p>
          </table:table-cell>
          <table:table-cell table:formula="of:=SQRT(POWER([.G12]-[.G13];2)+POWER([.H12]-[.H13];2))" office:value-type="float" office:value="9.85279425301788" calcext:value-type="float">
            <text:p>9.85279425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7" table:formula="of:=[$Sheet1.$E$6]" office:value-type="string" office:string-value="IM3" calcext:value-type="string">
            <text:p>IM3</text:p>
          </table:table-cell>
          <table:table-cell table:formula="of:=[.F6]*[.$C$8]" office:value-type="float" office:value="0" calcext:value-type="float">
            <text:p>0</text:p>
          </table:table-cell>
          <table:table-cell table:formula="of:=[.G6]*[.$C$8]" office:value-type="float" office:value="-1.3927281535939" calcext:value-type="float">
            <text:p>-1.3927281536</text:p>
          </table:table-cell>
          <table:table-cell table:formula="of:=[.H6]*[.$C$8]" office:value-type="float" office:value="-3.12371728343381" calcext:value-type="float">
            <text:p>-3.1237172834</text:p>
          </table:table-cell>
          <table:table-cell/>
          <table:table-cell office:value-type="string" calcext:value-type="string">
            <text:p>3 → 1</text:p>
          </table:table-cell>
          <table:table-cell table:formula="of:=SQRT(POWER([.G13]-[.G11];2)+POWER([.H13]-[.H11];2))" office:value-type="float" office:value="5.71698341854412" calcext:value-type="float">
            <text:p>5.7169834185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8"/>
          <table:table-cell table:number-columns-repeated="14"/>
        </table:table-row>
        <table:table-row table:style-name="ro1">
          <table:table-cell table:number-columns-repeated="4"/>
          <table:table-cell table:style-name="ce1" office:value-type="string" calcext:value-type="string">
            <text:p>Mixing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 office:value-type="string" calcext:value-type="string">
            <text:p>combination rules</text:p>
          </table:table-cell>
          <table:table-cell/>
          <table:table-cell office:value-type="string" calcext:value-type="string">
            <text:p>sigmas</text:p>
          </table:table-cell>
          <table:table-cell office:value-type="string" calcext:value-type="string">
            <text:p>0.5 * (sig_1 + sig_2)</text:p>
          </table:table-cell>
          <table:table-cell table:number-columns-repeated="4"/>
          <table:table-cell table:style-name="ce1" office:value-type="string" calcext:value-type="string">
            <text:p>Converted to AB-Form</text:p>
          </table:table-cell>
          <table:table-cell/>
          <table:table-cell office:value-type="string" calcext:value-type="string">
            <text:p>A = 4*eps*sig^1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epsilons</text:p>
          </table:table-cell>
          <table:table-cell office:value-type="string" calcext:value-type="string">
            <text:p>sqrt( eps_1 * eps_2)</text:p>
          </table:table-cell>
          <table:table-cell table:number-columns-repeated="6"/>
          <table:table-cell office:value-type="string" calcext:value-type="string">
            <text:p>B = 4*eps*sig^6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1" office:value-type="string" calcext:value-type="string">
            <text:p>Converted to atomic units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ig_1_2 (A)</text:p>
          </table:table-cell>
          <table:table-cell office:value-type="string" calcext:value-type="string">
            <text:p>Esp_1_2 (kJ/mol)</text:p>
          </table:table-cell>
          <table:table-cell/>
          <table:table-cell office:value-type="string" calcext:value-type="string">
            <text:p>Sig_1_2 (au)</text:p>
          </table:table-cell>
          <table:table-cell office:value-type="string" calcext:value-type="string">
            <text:p>Eps_1_2 (E_h)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formula="of:=[.J7]" office:value-type="float" office:value="4.51" calcext:value-type="float">
            <text:p>4.51</text:p>
          </table:table-cell>
          <table:table-cell table:formula="of:=[.K7]" office:value-type="float" office:value="3.24" calcext:value-type="float">
            <text:p>3.24</text:p>
          </table:table-cell>
          <table:table-cell/>
          <table:table-cell table:formula="of:=[.G20]*[.$C$8]" office:value-type="float" office:value="8.52266482049999" calcext:value-type="float">
            <text:p>8.5226648205</text:p>
          </table:table-cell>
          <table:table-cell table:formula="of:=[.H20]*[.$C$10]" office:value-type="float" office:value="0.001234050876" calcext:value-type="float">
            <text:p>0.0012340509</text:p>
          </table:table-cell>
          <table:table-cell/>
          <table:table-cell table:number-columns-repeated="2" table:style-name="ce6" office:value-type="string" calcext:value-type="string">
            <text:p>A</text:p>
          </table:table-cell>
          <table:table-cell table:style-name="ce17" table:formula="of:=4*[.K20]*POWER([.J20];12)" office:value-type="float" office:value="724933153.764378" calcext:value-type="float">
            <text:p>7.24933e+08</text:p>
          </table:table-cell>
          <table:table-cell table:style-name="ce17" table:formula="of:=4*[.K20]*POWER([.J20];6)" office:value-type="float" office:value="1891.67057749955" calcext:value-type="float">
            <text:p>1.89167e+03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" office:value-type="string" calcext:value-type="string">
            <text:p>IM1</text:p>
          </table:table-cell>
          <table:table-cell table:formula="of:=0.5*([.J7]+[.J4])" office:value-type="float" office:value="4.445" calcext:value-type="float">
            <text:p>4.445</text:p>
          </table:table-cell>
          <table:table-cell table:formula="of:=SQRT([.K7]*[.K4])" office:value-type="float" office:value="2.88" calcext:value-type="float">
            <text:p>2.88</text:p>
          </table:table-cell>
          <table:table-cell/>
          <table:table-cell table:formula="of:=[.G21]*[.$C$8]" office:value-type="float" office:value="8.39983262242183" calcext:value-type="float">
            <text:p>8.3998326224</text:p>
          </table:table-cell>
          <table:table-cell table:formula="of:=[.H21]*[.$C$10]" office:value-type="float" office:value="0.001096934112" calcext:value-type="float">
            <text:p>0.0010969341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Im1</text:p>
          </table:table-cell>
          <table:table-cell table:style-name="ce17" table:formula="of:=4*[.K21]*POWER([.J21];12)" office:value-type="float" office:value="541362439.771313" calcext:value-type="float">
            <text:p>5.41362e+08</text:p>
          </table:table-cell>
          <table:table-cell table:style-name="ce17" table:formula="of:=4*[.K21]*POWER([.J21];6)" office:value-type="float" office:value="1541.21890351851" calcext:value-type="float">
            <text:p>1.54122e+03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" office:value-type="string" calcext:value-type="string">
            <text:p>IM2</text:p>
          </table:table-cell>
          <table:table-cell table:formula="of:=0.5*([.J7]+[.J5])" office:value-type="float" office:value="3.96" calcext:value-type="float">
            <text:p>3.96</text:p>
          </table:table-cell>
          <table:table-cell table:formula="of:=SQRT([.K7]*[.K5])" office:value-type="float" office:value="1.08" calcext:value-type="float">
            <text:p>1.08</text:p>
          </table:table-cell>
          <table:table-cell/>
          <table:table-cell table:formula="of:=[.G22]*[.$C$8]" office:value-type="float" office:value="7.48331545214633" calcext:value-type="float">
            <text:p>7.4833154521</text:p>
          </table:table-cell>
          <table:table-cell table:formula="of:=[.H22]*[.$C$10]" office:value-type="float" office:value="0.000411350292" calcext:value-type="float">
            <text:p>0.0004113503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Im2</text:p>
          </table:table-cell>
          <table:table-cell table:style-name="ce17" table:formula="of:=4*[.K22]*POWER([.J22];12)" office:value-type="float" office:value="50745838.8396588" calcext:value-type="float">
            <text:p>5.07458e+07</text:p>
          </table:table-cell>
          <table:table-cell table:style-name="ce17" table:formula="of:=4*[.K22]*POWER([.J22];6)" office:value-type="float" office:value="288.958928738868" calcext:value-type="float">
            <text:p>2.88959e+02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" office:value-type="string" calcext:value-type="string">
            <text:p>IM3</text:p>
          </table:table-cell>
          <table:table-cell table:formula="of:=0.5*([.J7]+[.J6])" office:value-type="float" office:value="4.445" calcext:value-type="float">
            <text:p>4.445</text:p>
          </table:table-cell>
          <table:table-cell table:formula="of:=SQRT([.K7]*[.K6])" office:value-type="float" office:value="2.00439517061881" calcext:value-type="float">
            <text:p>2.0043951706</text:p>
          </table:table-cell>
          <table:table-cell/>
          <table:table-cell table:formula="of:=[.G23]*[.$C$8]" office:value-type="float" office:value="8.39983262242183" calcext:value-type="float">
            <text:p>8.3998326224</text:p>
          </table:table-cell>
          <table:table-cell table:formula="of:=[.H23]*[.$C$10]" office:value-type="float" office:value="0.000763433832145774" calcext:value-type="float">
            <text:p>0.0007634338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Im3</text:p>
          </table:table-cell>
          <table:table-cell table:style-name="ce17" table:formula="of:=4*[.K23]*POWER([.J23];12)" office:value-type="float" office:value="376772312.441678" calcext:value-type="float">
            <text:p>3.76772e+08</text:p>
          </table:table-cell>
          <table:table-cell table:style-name="ce17" table:formula="of:=4*[.K23]*POWER([.J23];6)" office:value-type="float" office:value="1072.64296079129" calcext:value-type="float">
            <text:p>1.07264e+03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" office:value-type="string" calcext:value-type="string">
            <text:p>C1</text:p>
          </table:table-cell>
          <table:table-cell table:formula="of:=0.5*([.J7]+[.J3])" office:value-type="float" office:value="3.94" calcext:value-type="float">
            <text:p>3.94</text:p>
          </table:table-cell>
          <table:table-cell table:formula="of:=SQRT([.K7]*[.K3])" office:value-type="float" office:value="0.86324967419629" calcext:value-type="float">
            <text:p>0.8632496742</text:p>
          </table:table-cell>
          <table:table-cell/>
          <table:table-cell table:formula="of:=[.G24]*[.$C$8]" office:value-type="float" office:value="7.44552092966074" calcext:value-type="float">
            <text:p>7.4455209297</text:p>
          </table:table-cell>
          <table:table-cell table:formula="of:=[.H24]*[.$C$10]" office:value-type="float" office:value="0.000328794449582915" calcext:value-type="float">
            <text:p>0.0003287944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1</text:p>
          </table:table-cell>
          <table:table-cell table:style-name="ce17" table:formula="of:=4*[.K24]*POWER([.J24];12)" office:value-type="float" office:value="38170296.5726573" calcext:value-type="float">
            <text:p>3.81703e+07</text:p>
          </table:table-cell>
          <table:table-cell table:style-name="ce17" table:formula="of:=4*[.K24]*POWER([.J24];6)" office:value-type="float" office:value="224.05518652353" calcext:value-type="float">
            <text:p>2.24055e+02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" office:value-type="string" calcext:value-type="string">
            <text:p>C2</text:p>
          </table:table-cell>
          <table:table-cell table:formula="of:=[.G24]" office:value-type="float" office:value="3.94" calcext:value-type="float">
            <text:p>3.94</text:p>
          </table:table-cell>
          <table:table-cell table:formula="of:=[.H24]" office:value-type="float" office:value="0.86324967419629" calcext:value-type="float">
            <text:p>0.8632496742</text:p>
          </table:table-cell>
          <table:table-cell/>
          <table:table-cell table:formula="of:=[.G25]*[.$C$8]" office:value-type="float" office:value="7.44552092966074" calcext:value-type="float">
            <text:p>7.4455209297</text:p>
          </table:table-cell>
          <table:table-cell table:formula="of:=[.H25]*[.$C$10]" office:value-type="float" office:value="0.000328794449582915" calcext:value-type="float">
            <text:p>0.0003287944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2</text:p>
          </table:table-cell>
          <table:table-cell table:style-name="ce17" table:formula="of:=4*[.K25]*POWER([.J25];12)" office:value-type="float" office:value="38170296.5726573" calcext:value-type="float">
            <text:p>3.81703e+07</text:p>
          </table:table-cell>
          <table:table-cell table:style-name="ce17" table:formula="of:=4*[.K25]*POWER([.J25];6)" office:value-type="float" office:value="224.05518652353" calcext:value-type="float">
            <text:p>2.24055e+02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formula="of:=[.G25]" office:value-type="float" office:value="3.94" calcext:value-type="float">
            <text:p>3.94</text:p>
          </table:table-cell>
          <table:table-cell table:formula="of:=[.H25]" office:value-type="float" office:value="0.86324967419629" calcext:value-type="float">
            <text:p>0.8632496742</text:p>
          </table:table-cell>
          <table:table-cell/>
          <table:table-cell table:formula="of:=[.G26]*[.$C$8]" office:value-type="float" office:value="7.44552092966074" calcext:value-type="float">
            <text:p>7.4455209297</text:p>
          </table:table-cell>
          <table:table-cell table:formula="of:=[.H26]*[.$C$10]" office:value-type="float" office:value="0.000328794449582915" calcext:value-type="float">
            <text:p>0.0003287944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17" table:formula="of:=4*[.K26]*POWER([.J26];12)" office:value-type="float" office:value="38170296.5726573" calcext:value-type="float">
            <text:p>3.81703e+07</text:p>
          </table:table-cell>
          <table:table-cell table:style-name="ce17" table:formula="of:=4*[.K26]*POWER([.J26];6)" office:value-type="float" office:value="224.05518652353" calcext:value-type="float">
            <text:p>2.24055e+02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M1</text:p>
          </table:table-cell>
          <table:table-cell table:style-name="ce6" office:value-type="string" calcext:value-type="string">
            <text:p>IM1</text:p>
          </table:table-cell>
          <table:table-cell table:formula="of:=[.J4]" office:value-type="float" office:value="4.38" calcext:value-type="float">
            <text:p>4.38</text:p>
          </table:table-cell>
          <table:table-cell table:formula="of:=[.K4]" office:value-type="float" office:value="2.56" calcext:value-type="float">
            <text:p>2.56</text:p>
          </table:table-cell>
          <table:table-cell/>
          <table:table-cell table:formula="of:=[.G27]*[.$C$8]" office:value-type="float" office:value="8.27700042434367" calcext:value-type="float">
            <text:p>8.2770004243</text:p>
          </table:table-cell>
          <table:table-cell table:formula="of:=[.H27]*[.$C$10]" office:value-type="float" office:value="0.000975052544" calcext:value-type="float">
            <text:p>0.0009750525</text:p>
          </table:table-cell>
          <table:table-cell/>
          <table:table-cell table:number-columns-repeated="2" table:style-name="ce6" office:value-type="string" calcext:value-type="string">
            <text:p>Im1</text:p>
          </table:table-cell>
          <table:table-cell table:style-name="ce17" table:formula="of:=4*[.K27]*POWER([.J27];12)" office:value-type="float" office:value="403240124.958544" calcext:value-type="float">
            <text:p>4.03240e+08</text:p>
          </table:table-cell>
          <table:table-cell table:style-name="ce17" table:formula="of:=4*[.K27]*POWER([.J27];6)" office:value-type="float" office:value="1254.08183095635" calcext:value-type="float">
            <text:p>1.25408e+03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M1</text:p>
          </table:table-cell>
          <table:table-cell table:style-name="ce6" office:value-type="string" calcext:value-type="string">
            <text:p>IM2</text:p>
          </table:table-cell>
          <table:table-cell table:formula="of:=0.5*([.J4]+[.J5])" office:value-type="float" office:value="3.895" calcext:value-type="float">
            <text:p>3.895</text:p>
          </table:table-cell>
          <table:table-cell table:formula="of:=SQRT([.K4]*[.K5])" office:value-type="float" office:value="0.96" calcext:value-type="float">
            <text:p>0.96</text:p>
          </table:table-cell>
          <table:table-cell/>
          <table:table-cell table:formula="of:=[.G28]*[.$C$8]" office:value-type="float" office:value="7.36048325406817" calcext:value-type="float">
            <text:p>7.3604832541</text:p>
          </table:table-cell>
          <table:table-cell table:formula="of:=[.H28]*[.$C$10]" office:value-type="float" office:value="0.000365644704" calcext:value-type="float">
            <text:p>0.0003656447</text:p>
          </table:table-cell>
          <table:table-cell/>
          <table:table-cell table:style-name="ce6" office:value-type="string" calcext:value-type="string">
            <text:p>Im1</text:p>
          </table:table-cell>
          <table:table-cell table:style-name="ce6" office:value-type="string" calcext:value-type="string">
            <text:p>Im2</text:p>
          </table:table-cell>
          <table:table-cell table:style-name="ce17" table:formula="of:=4*[.K28]*POWER([.J28];12)" office:value-type="float" office:value="36982411.4820587" calcext:value-type="float">
            <text:p>3.69824e+07</text:p>
          </table:table-cell>
          <table:table-cell table:style-name="ce17" table:formula="of:=4*[.K28]*POWER([.J28];6)" office:value-type="float" office:value="232.571906296212" calcext:value-type="float">
            <text:p>2.32572e+02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M1</text:p>
          </table:table-cell>
          <table:table-cell table:style-name="ce6" office:value-type="string" calcext:value-type="string">
            <text:p>IM3</text:p>
          </table:table-cell>
          <table:table-cell table:formula="of:=0.5*([.J4]+[.J6])" office:value-type="float" office:value="4.38" calcext:value-type="float">
            <text:p>4.38</text:p>
          </table:table-cell>
          <table:table-cell table:formula="of:=SQRT([.K4]*[.K6])" office:value-type="float" office:value="1.78168459610561" calcext:value-type="float">
            <text:p>1.7816845961</text:p>
          </table:table-cell>
          <table:table-cell/>
          <table:table-cell table:formula="of:=[.G29]*[.$C$8]" office:value-type="float" office:value="8.27700042434367" calcext:value-type="float">
            <text:p>8.2770004243</text:p>
          </table:table-cell>
          <table:table-cell table:formula="of:=[.H29]*[.$C$10]" office:value-type="float" office:value="0.000678607850796244" calcext:value-type="float">
            <text:p>0.0006786079</text:p>
          </table:table-cell>
          <table:table-cell/>
          <table:table-cell table:style-name="ce6" office:value-type="string" calcext:value-type="string">
            <text:p>Im1</text:p>
          </table:table-cell>
          <table:table-cell table:style-name="ce6" office:value-type="string" calcext:value-type="string">
            <text:p>Im3</text:p>
          </table:table-cell>
          <table:table-cell table:style-name="ce17" table:formula="of:=4*[.K29]*POWER([.J29];12)" office:value-type="float" office:value="280643249.675913" calcext:value-type="float">
            <text:p>2.80643e+08</text:p>
          </table:table-cell>
          <table:table-cell table:style-name="ce17" table:formula="of:=4*[.K29]*POWER([.J29];6)" office:value-type="float" office:value="872.804015808922" calcext:value-type="float">
            <text:p>8.72804e+02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M1</text:p>
          </table:table-cell>
          <table:table-cell table:style-name="ce6" office:value-type="string" calcext:value-type="string">
            <text:p>C1</text:p>
          </table:table-cell>
          <table:table-cell table:formula="of:=0.5*([.J4]+[.J3])" office:value-type="float" office:value="3.875" calcext:value-type="float">
            <text:p>3.875</text:p>
          </table:table-cell>
          <table:table-cell table:formula="of:=SQRT([.K4]*[.K3])" office:value-type="float" office:value="0.767333043730035" calcext:value-type="float">
            <text:p>0.7673330437</text:p>
          </table:table-cell>
          <table:table-cell/>
          <table:table-cell table:formula="of:=[.G30]*[.$C$8]" office:value-type="float" office:value="7.32268873158258" calcext:value-type="float">
            <text:p>7.3226887316</text:p>
          </table:table-cell>
          <table:table-cell table:formula="of:=[.H30]*[.$C$10]" office:value-type="float" office:value="0.000292261732962591" calcext:value-type="float">
            <text:p>0.0002922617</text:p>
          </table:table-cell>
          <table:table-cell/>
          <table:table-cell table:style-name="ce6" office:value-type="string" calcext:value-type="string">
            <text:p>Im1</text:p>
          </table:table-cell>
          <table:table-cell table:style-name="ce6" office:value-type="string" calcext:value-type="string">
            <text:p>C1</text:p>
          </table:table-cell>
          <table:table-cell table:style-name="ce17" table:formula="of:=4*[.K30]*POWER([.J30];12)" office:value-type="float" office:value="27789378.373716" calcext:value-type="float">
            <text:p>2.77894e+07</text:p>
          </table:table-cell>
          <table:table-cell table:style-name="ce17" table:formula="of:=4*[.K30]*POWER([.J30];6)" office:value-type="float" office:value="180.241747455526" calcext:value-type="float">
            <text:p>1.80242e+02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M1</text:p>
          </table:table-cell>
          <table:table-cell table:style-name="ce6" office:value-type="string" calcext:value-type="string">
            <text:p>C2</text:p>
          </table:table-cell>
          <table:table-cell table:formula="of:=[.G30]" office:value-type="float" office:value="3.875" calcext:value-type="float">
            <text:p>3.875</text:p>
          </table:table-cell>
          <table:table-cell table:formula="of:=[.H30]" office:value-type="float" office:value="0.767333043730035" calcext:value-type="float">
            <text:p>0.7673330437</text:p>
          </table:table-cell>
          <table:table-cell/>
          <table:table-cell table:formula="of:=[.G31]*[.$C$8]" office:value-type="float" office:value="7.32268873158258" calcext:value-type="float">
            <text:p>7.3226887316</text:p>
          </table:table-cell>
          <table:table-cell table:formula="of:=[.H31]*[.$C$10]" office:value-type="float" office:value="0.000292261732962591" calcext:value-type="float">
            <text:p>0.0002922617</text:p>
          </table:table-cell>
          <table:table-cell/>
          <table:table-cell table:style-name="ce6" office:value-type="string" calcext:value-type="string">
            <text:p>Im1</text:p>
          </table:table-cell>
          <table:table-cell table:style-name="ce6" office:value-type="string" calcext:value-type="string">
            <text:p>C2</text:p>
          </table:table-cell>
          <table:table-cell table:style-name="ce17" table:formula="of:=4*[.K31]*POWER([.J31];12)" office:value-type="float" office:value="27789378.373716" calcext:value-type="float">
            <text:p>2.77894e+07</text:p>
          </table:table-cell>
          <table:table-cell table:style-name="ce17" table:formula="of:=4*[.K31]*POWER([.J31];6)" office:value-type="float" office:value="180.241747455526" calcext:value-type="float">
            <text:p>1.80242e+02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M1</text:p>
          </table:table-cell>
          <table:table-cell table:style-name="ce6" office:value-type="string" calcext:value-type="string">
            <text:p>P</text:p>
          </table:table-cell>
          <table:table-cell table:formula="of:=[.G31]" office:value-type="float" office:value="3.875" calcext:value-type="float">
            <text:p>3.875</text:p>
          </table:table-cell>
          <table:table-cell table:formula="of:=[.H31]" office:value-type="float" office:value="0.767333043730035" calcext:value-type="float">
            <text:p>0.7673330437</text:p>
          </table:table-cell>
          <table:table-cell/>
          <table:table-cell table:formula="of:=[.G32]*[.$C$8]" office:value-type="float" office:value="7.32268873158258" calcext:value-type="float">
            <text:p>7.3226887316</text:p>
          </table:table-cell>
          <table:table-cell table:formula="of:=[.H32]*[.$C$10]" office:value-type="float" office:value="0.000292261732962591" calcext:value-type="float">
            <text:p>0.0002922617</text:p>
          </table:table-cell>
          <table:table-cell/>
          <table:table-cell table:style-name="ce6" office:value-type="string" calcext:value-type="string">
            <text:p>Im1</text:p>
          </table:table-cell>
          <table:table-cell table:style-name="ce6" office:value-type="string" calcext:value-type="string">
            <text:p>P</text:p>
          </table:table-cell>
          <table:table-cell table:style-name="ce17" table:formula="of:=4*[.K32]*POWER([.J32];12)" office:value-type="float" office:value="27789378.373716" calcext:value-type="float">
            <text:p>2.77894e+07</text:p>
          </table:table-cell>
          <table:table-cell table:style-name="ce17" table:formula="of:=4*[.K32]*POWER([.J32];6)" office:value-type="float" office:value="180.241747455526" calcext:value-type="float">
            <text:p>1.80242e+02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M2</text:p>
          </table:table-cell>
          <table:table-cell table:style-name="ce6" office:value-type="string" calcext:value-type="string">
            <text:p>IM2</text:p>
          </table:table-cell>
          <table:table-cell table:formula="of:=[.J5]" office:value-type="float" office:value="3.41" calcext:value-type="float">
            <text:p>3.41</text:p>
          </table:table-cell>
          <table:table-cell table:formula="of:=[.K5]" office:value-type="float" office:value="0.36" calcext:value-type="float">
            <text:p>0.36</text:p>
          </table:table-cell>
          <table:table-cell/>
          <table:table-cell table:formula="of:=[.G33]*[.$C$8]" office:value-type="float" office:value="6.44396608379267" calcext:value-type="float">
            <text:p>6.4439660838</text:p>
          </table:table-cell>
          <table:table-cell table:formula="of:=[.H33]*[.$C$10]" office:value-type="float" office:value="0.000137116764" calcext:value-type="float">
            <text:p>0.0001371168</text:p>
          </table:table-cell>
          <table:table-cell/>
          <table:table-cell table:number-columns-repeated="2" table:style-name="ce6" office:value-type="string" calcext:value-type="string">
            <text:p>Im2</text:p>
          </table:table-cell>
          <table:table-cell table:style-name="ce17" table:formula="of:=4*[.K33]*POWER([.J33];12)" office:value-type="float" office:value="2811832.83433866" calcext:value-type="float">
            <text:p>2.81183e+06</text:p>
          </table:table-cell>
          <table:table-cell table:style-name="ce17" table:formula="of:=4*[.K33]*POWER([.J33];6)" office:value-type="float" office:value="39.270824750874" calcext:value-type="float">
            <text:p>3.92708e+01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M2</text:p>
          </table:table-cell>
          <table:table-cell table:style-name="ce6" office:value-type="string" calcext:value-type="string">
            <text:p>IM3</text:p>
          </table:table-cell>
          <table:table-cell table:formula="of:=0.5*([.J5]+[.J6])" office:value-type="float" office:value="3.895" calcext:value-type="float">
            <text:p>3.895</text:p>
          </table:table-cell>
          <table:table-cell table:formula="of:=SQRT([.K5]*[.K6])" office:value-type="float" office:value="0.668131723539603" calcext:value-type="float">
            <text:p>0.6681317235</text:p>
          </table:table-cell>
          <table:table-cell/>
          <table:table-cell table:formula="of:=[.G34]*[.$C$8]" office:value-type="float" office:value="7.36048325406817" calcext:value-type="float">
            <text:p>7.3604832541</text:p>
          </table:table-cell>
          <table:table-cell table:formula="of:=[.H34]*[.$C$10]" office:value-type="float" office:value="0.000254477944048591" calcext:value-type="float">
            <text:p>0.0002544779</text:p>
          </table:table-cell>
          <table:table-cell/>
          <table:table-cell table:style-name="ce6" office:value-type="string" calcext:value-type="string">
            <text:p>Im2</text:p>
          </table:table-cell>
          <table:table-cell table:style-name="ce6" office:value-type="string" calcext:value-type="string">
            <text:p>Im3</text:p>
          </table:table-cell>
          <table:table-cell table:style-name="ce17" table:formula="of:=4*[.K34]*POWER([.J34];12)" office:value-type="float" office:value="25738669.0876653" calcext:value-type="float">
            <text:p>2.57387e+07</text:p>
          </table:table-cell>
          <table:table-cell table:style-name="ce17" table:formula="of:=4*[.K34]*POWER([.J34];6)" office:value-type="float" office:value="161.863196458937" calcext:value-type="float">
            <text:p>1.61863e+02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M2</text:p>
          </table:table-cell>
          <table:table-cell table:style-name="ce6" office:value-type="string" calcext:value-type="string">
            <text:p>C1</text:p>
          </table:table-cell>
          <table:table-cell table:formula="of:=0.5*([.J5]+[.J3])" office:value-type="float" office:value="3.39" calcext:value-type="float">
            <text:p>3.39</text:p>
          </table:table-cell>
          <table:table-cell table:formula="of:=SQRT([.K5]*[.K3])" office:value-type="float" office:value="0.287749891398763" calcext:value-type="float">
            <text:p>0.2877498914</text:p>
          </table:table-cell>
          <table:table-cell/>
          <table:table-cell table:formula="of:=[.G35]*[.$C$8]" office:value-type="float" office:value="6.40617156130709" calcext:value-type="float">
            <text:p>6.4061715613</text:p>
          </table:table-cell>
          <table:table-cell table:formula="of:=[.H35]*[.$C$10]" office:value-type="float" office:value="0.000109598149860972" calcext:value-type="float">
            <text:p>0.0001095981</text:p>
          </table:table-cell>
          <table:table-cell/>
          <table:table-cell table:style-name="ce6" office:value-type="string" calcext:value-type="string">
            <text:p>Im2</text:p>
          </table:table-cell>
          <table:table-cell table:style-name="ce6" office:value-type="string" calcext:value-type="string">
            <text:p>C1</text:p>
          </table:table-cell>
          <table:table-cell table:style-name="ce17" table:formula="of:=4*[.K35]*POWER([.J35];12)" office:value-type="float" office:value="2094334.25500857" calcext:value-type="float">
            <text:p>2.09433e+06</text:p>
          </table:table-cell>
          <table:table-cell table:style-name="ce17" table:formula="of:=4*[.K35]*POWER([.J35];6)" office:value-type="float" office:value="30.3008356016395" calcext:value-type="float">
            <text:p>3.03008e+01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M2</text:p>
          </table:table-cell>
          <table:table-cell table:style-name="ce6" office:value-type="string" calcext:value-type="string">
            <text:p>C2</text:p>
          </table:table-cell>
          <table:table-cell table:formula="of:=[.G35]" office:value-type="float" office:value="3.39" calcext:value-type="float">
            <text:p>3.39</text:p>
          </table:table-cell>
          <table:table-cell table:formula="of:=[.H35]" office:value-type="float" office:value="0.287749891398763" calcext:value-type="float">
            <text:p>0.2877498914</text:p>
          </table:table-cell>
          <table:table-cell/>
          <table:table-cell table:formula="of:=[.G36]*[.$C$8]" office:value-type="float" office:value="6.40617156130709" calcext:value-type="float">
            <text:p>6.4061715613</text:p>
          </table:table-cell>
          <table:table-cell table:formula="of:=[.H36]*[.$C$10]" office:value-type="float" office:value="0.000109598149860972" calcext:value-type="float">
            <text:p>0.0001095981</text:p>
          </table:table-cell>
          <table:table-cell/>
          <table:table-cell table:style-name="ce6" office:value-type="string" calcext:value-type="string">
            <text:p>Im2</text:p>
          </table:table-cell>
          <table:table-cell table:style-name="ce6" office:value-type="string" calcext:value-type="string">
            <text:p>C2</text:p>
          </table:table-cell>
          <table:table-cell table:style-name="ce17" table:formula="of:=4*[.K36]*POWER([.J36];12)" office:value-type="float" office:value="2094334.25500857" calcext:value-type="float">
            <text:p>2.09433e+06</text:p>
          </table:table-cell>
          <table:table-cell table:style-name="ce17" table:formula="of:=4*[.K36]*POWER([.J36];6)" office:value-type="float" office:value="30.3008356016395" calcext:value-type="float">
            <text:p>3.03008e+01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M2</text:p>
          </table:table-cell>
          <table:table-cell table:style-name="ce6" office:value-type="string" calcext:value-type="string">
            <text:p>P</text:p>
          </table:table-cell>
          <table:table-cell table:formula="of:=[.G36]" office:value-type="float" office:value="3.39" calcext:value-type="float">
            <text:p>3.39</text:p>
          </table:table-cell>
          <table:table-cell table:formula="of:=[.H36]" office:value-type="float" office:value="0.287749891398763" calcext:value-type="float">
            <text:p>0.2877498914</text:p>
          </table:table-cell>
          <table:table-cell/>
          <table:table-cell table:formula="of:=[.G37]*[.$C$8]" office:value-type="float" office:value="6.40617156130709" calcext:value-type="float">
            <text:p>6.4061715613</text:p>
          </table:table-cell>
          <table:table-cell table:formula="of:=[.H37]*[.$C$10]" office:value-type="float" office:value="0.000109598149860972" calcext:value-type="float">
            <text:p>0.0001095981</text:p>
          </table:table-cell>
          <table:table-cell/>
          <table:table-cell table:style-name="ce6" office:value-type="string" calcext:value-type="string">
            <text:p>Im2</text:p>
          </table:table-cell>
          <table:table-cell table:style-name="ce6" office:value-type="string" calcext:value-type="string">
            <text:p>P</text:p>
          </table:table-cell>
          <table:table-cell table:style-name="ce17" table:formula="of:=4*[.K37]*POWER([.J37];12)" office:value-type="float" office:value="2094334.25500857" calcext:value-type="float">
            <text:p>2.09433e+06</text:p>
          </table:table-cell>
          <table:table-cell table:style-name="ce17" table:formula="of:=4*[.K37]*POWER([.J37];6)" office:value-type="float" office:value="30.3008356016395" calcext:value-type="float">
            <text:p>3.03008e+01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M3</text:p>
          </table:table-cell>
          <table:table-cell table:style-name="ce6" office:value-type="string" calcext:value-type="string">
            <text:p>IM3</text:p>
          </table:table-cell>
          <table:table-cell table:formula="of:=[.J6]" office:value-type="float" office:value="4.38" calcext:value-type="float">
            <text:p>4.38</text:p>
          </table:table-cell>
          <table:table-cell table:formula="of:=[.K6]" office:value-type="float" office:value="1.24" calcext:value-type="float">
            <text:p>1.24</text:p>
          </table:table-cell>
          <table:table-cell/>
          <table:table-cell table:formula="of:=[.G38]*[.$C$8]" office:value-type="float" office:value="8.27700042434367" calcext:value-type="float">
            <text:p>8.2770004243</text:p>
          </table:table-cell>
          <table:table-cell table:formula="of:=[.H38]*[.$C$10]" office:value-type="float" office:value="0.000472291076" calcext:value-type="float">
            <text:p>0.0004722911</text:p>
          </table:table-cell>
          <table:table-cell/>
          <table:table-cell table:number-columns-repeated="2" table:style-name="ce6" office:value-type="string" calcext:value-type="string">
            <text:p>Im3</text:p>
          </table:table-cell>
          <table:table-cell table:style-name="ce17" table:formula="of:=4*[.K38]*POWER([.J38];12)" office:value-type="float" office:value="195319435.526795" calcext:value-type="float">
            <text:p>1.95319e+08</text:p>
          </table:table-cell>
          <table:table-cell table:style-name="ce17" table:formula="of:=4*[.K38]*POWER([.J38];6)" office:value-type="float" office:value="607.445886869481" calcext:value-type="float">
            <text:p>6.07446e+02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M3</text:p>
          </table:table-cell>
          <table:table-cell table:style-name="ce6" office:value-type="string" calcext:value-type="string">
            <text:p>C1</text:p>
          </table:table-cell>
          <table:table-cell table:formula="of:=0.5*([.J6]+[.J3])" office:value-type="float" office:value="3.875" calcext:value-type="float">
            <text:p>3.875</text:p>
          </table:table-cell>
          <table:table-cell table:formula="of:=SQRT([.K6]*[.K3])" office:value-type="float" office:value="0.534041196912748" calcext:value-type="float">
            <text:p>0.5340411969</text:p>
          </table:table-cell>
          <table:table-cell/>
          <table:table-cell table:formula="of:=[.G39]*[.$C$8]" office:value-type="float" office:value="7.32268873158258" calcext:value-type="float">
            <text:p>7.3226887316</text:p>
          </table:table-cell>
          <table:table-cell table:formula="of:=[.H39]*[.$C$10]" office:value-type="float" office:value="0.000203405557676008" calcext:value-type="float">
            <text:p>0.0002034056</text:p>
          </table:table-cell>
          <table:table-cell/>
          <table:table-cell table:style-name="ce6" office:value-type="string" calcext:value-type="string">
            <text:p>Im3</text:p>
          </table:table-cell>
          <table:table-cell table:style-name="ce6" office:value-type="string" calcext:value-type="string">
            <text:p>C1</text:p>
          </table:table-cell>
          <table:table-cell table:style-name="ce17" table:formula="of:=4*[.K39]*POWER([.J39];12)" office:value-type="float" office:value="19340588.8217969" calcext:value-type="float">
            <text:p>1.93406e+07</text:p>
          </table:table-cell>
          <table:table-cell table:style-name="ce17" table:formula="of:=4*[.K39]*POWER([.J39];6)" office:value-type="float" office:value="125.442947272136" calcext:value-type="float">
            <text:p>1.25443e+02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M3</text:p>
          </table:table-cell>
          <table:table-cell table:style-name="ce6" office:value-type="string" calcext:value-type="string">
            <text:p>C2</text:p>
          </table:table-cell>
          <table:table-cell table:formula="of:=[.G39]" office:value-type="float" office:value="3.875" calcext:value-type="float">
            <text:p>3.875</text:p>
          </table:table-cell>
          <table:table-cell table:formula="of:=[.H39]" office:value-type="float" office:value="0.534041196912748" calcext:value-type="float">
            <text:p>0.5340411969</text:p>
          </table:table-cell>
          <table:table-cell/>
          <table:table-cell table:formula="of:=[.G40]*[.$C$8]" office:value-type="float" office:value="7.32268873158258" calcext:value-type="float">
            <text:p>7.3226887316</text:p>
          </table:table-cell>
          <table:table-cell table:formula="of:=[.H40]*[.$C$10]" office:value-type="float" office:value="0.000203405557676008" calcext:value-type="float">
            <text:p>0.0002034056</text:p>
          </table:table-cell>
          <table:table-cell/>
          <table:table-cell table:style-name="ce6" office:value-type="string" calcext:value-type="string">
            <text:p>Im3</text:p>
          </table:table-cell>
          <table:table-cell table:style-name="ce6" office:value-type="string" calcext:value-type="string">
            <text:p>C2</text:p>
          </table:table-cell>
          <table:table-cell table:style-name="ce17" table:formula="of:=4*[.K40]*POWER([.J40];12)" office:value-type="float" office:value="19340588.8217969" calcext:value-type="float">
            <text:p>1.93406e+07</text:p>
          </table:table-cell>
          <table:table-cell table:style-name="ce17" table:formula="of:=4*[.K40]*POWER([.J40];6)" office:value-type="float" office:value="125.442947272136" calcext:value-type="float">
            <text:p>1.25443e+02</text:p>
          </table:table-cell>
          <table:table-cell table:style-name="ce18"/>
          <table:table-cell table:style-name="ce17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M3</text:p>
          </table:table-cell>
          <table:table-cell table:style-name="ce6" office:value-type="string" calcext:value-type="string">
            <text:p>P</text:p>
          </table:table-cell>
          <table:table-cell table:formula="of:=[.G40]" office:value-type="float" office:value="3.875" calcext:value-type="float">
            <text:p>3.875</text:p>
          </table:table-cell>
          <table:table-cell table:formula="of:=[.H40]" office:value-type="float" office:value="0.534041196912748" calcext:value-type="float">
            <text:p>0.5340411969</text:p>
          </table:table-cell>
          <table:table-cell/>
          <table:table-cell table:formula="of:=[.G41]*[.$C$8]" office:value-type="float" office:value="7.32268873158258" calcext:value-type="float">
            <text:p>7.3226887316</text:p>
          </table:table-cell>
          <table:table-cell table:formula="of:=[.H41]*[.$C$10]" office:value-type="float" office:value="0.000203405557676008" calcext:value-type="float">
            <text:p>0.0002034056</text:p>
          </table:table-cell>
          <table:table-cell/>
          <table:table-cell table:style-name="ce6" office:value-type="string" calcext:value-type="string">
            <text:p>Im3</text:p>
          </table:table-cell>
          <table:table-cell table:style-name="ce6" office:value-type="string" calcext:value-type="string">
            <text:p>P</text:p>
          </table:table-cell>
          <table:table-cell table:style-name="ce17" table:formula="of:=4*[.K41]*POWER([.J41];12)" office:value-type="float" office:value="19340588.8217969" calcext:value-type="float">
            <text:p>1.93406e+07</text:p>
          </table:table-cell>
          <table:table-cell table:style-name="ce17" table:formula="of:=4*[.K41]*POWER([.J41];6)" office:value-type="float" office:value="125.442947272136" calcext:value-type="float">
            <text:p>1.25443e+02</text:p>
          </table:table-cell>
          <table:table-cell table:style-name="ce18"/>
          <table:table-cell table:style-name="ce17" table:number-columns-repeated="2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number-columns-repeated="4"/>
          <table:table-cell table:style-name="ce1" office:value-type="string" calcext:value-type="string">
            <text:p>Tests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x (au)</text:p>
          </table:table-cell>
          <table:table-cell office:value-type="string" calcext:value-type="string">
            <text:p>y (au)</text:p>
          </table:table-cell>
          <table:table-cell office:value-type="string" calcext:value-type="string">
            <text:p>z (au)</text:p>
          </table:table-cell>
          <table:table-cell/>
          <table:table-cell office:value-type="string" calcext:value-type="string">
            <text:p>Bondlen. (au)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office:value-type="string" calcext:value-type="string">
            <text:p>EMI #1</text:p>
          </table:table-cell>
          <table:table-cell office:value-type="string" calcext:value-type="string">
            <text:p>Im1</text:p>
          </table:table-cell>
          <table:table-cell office:value-type="float" office:value="27.2271739986" calcext:value-type="float">
            <text:p>27.2271739986</text:p>
          </table:table-cell>
          <table:table-cell office:value-type="float" office:value="72.6146160516" calcext:value-type="float">
            <text:p>72.6146160516</text:p>
          </table:table-cell>
          <table:table-cell office:value-type="float" office:value="141.414842456" calcext:value-type="float">
            <text:p>141.414842456</text:p>
          </table:table-cell>
          <table:table-cell/>
          <table:table-cell table:style-name="ce13" table:formula="of:=SQRT(POWER([.G47]-[.G48];2)+POWER([.H47]-[.H48];2)+POWER([.I47]-[.I48];2))" office:value-type="float" office:value="5.11686297056444" calcext:value-type="float">
            <text:p>5.1168629706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office:value-type="string" calcext:value-type="string">
            <text:p>from</text:p>
          </table:table-cell>
          <table:table-cell office:value-type="string" calcext:value-type="string">
            <text:p>Im2</text:p>
          </table:table-cell>
          <table:table-cell office:value-type="float" office:value="23.1396963918" calcext:value-type="float">
            <text:p>23.1396963918</text:p>
          </table:table-cell>
          <table:table-cell office:value-type="float" office:value="73.686090764" calcext:value-type="float">
            <text:p>73.686090764</text:p>
          </table:table-cell>
          <table:table-cell office:value-type="float" office:value="144.300454248" calcext:value-type="float">
            <text:p>144.300454248</text:p>
          </table:table-cell>
          <table:table-cell/>
          <table:table-cell table:style-name="ce13" table:formula="of:=SQRT(POWER([.G48]-[.G49];2)+POWER([.H48]-[.H49];2)+POWER([.I48]-[.I49];2))" office:value-type="float" office:value="9.85214074885698" calcext:value-type="float">
            <text:p>9.852140748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office:value-type="string" calcext:value-type="string">
            <text:p>startuppos.out</text:p>
          </table:table-cell>
          <table:table-cell office:value-type="string" calcext:value-type="string">
            <text:p>Im3</text:p>
          </table:table-cell>
          <table:table-cell office:value-type="float" office:value="30.7571823988" calcext:value-type="float">
            <text:p>30.7571823988</text:p>
          </table:table-cell>
          <table:table-cell office:value-type="float" office:value="68.1189576019" calcext:value-type="float">
            <text:p>68.1189576019</text:p>
          </table:table-cell>
          <table:table-cell office:value-type="float" office:value="141.463975335" calcext:value-type="float">
            <text:p>141.463975335</text:p>
          </table:table-cell>
          <table:table-cell/>
          <table:table-cell table:style-name="ce13" table:formula="of:=SQRT(POWER([.G49]-[.G50];2)+POWER([.H49]-[.H50];2)+POWER([.I49]-[.I50];2))" office:value-type="float" office:value="5.71614540067347" calcext:value-type="float">
            <text:p>5.7161454007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Im1</text:p>
          </table:table-cell>
          <table:table-cell office:value-type="float" office:value="27.2271739986" calcext:value-type="float">
            <text:p>27.2271739986</text:p>
          </table:table-cell>
          <table:table-cell office:value-type="float" office:value="72.6146160516" calcext:value-type="float">
            <text:p>72.6146160516</text:p>
          </table:table-cell>
          <table:table-cell office:value-type="float" office:value="141.414842456" calcext:value-type="float">
            <text:p>141.414842456</text:p>
          </table:table-cell>
          <table:table-cell table:number-columns-repeated="10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4"/>
        </table:table-row>
        <table:table-row table:style-name="ro3">
          <table:table-cell table:number-columns-repeated="4"/>
          <table:table-cell table:style-name="ce9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2" number:min-integer-digits="1" number:min-exponent-digits="2"/>
    </number:number-style>
    <number:number-style style:name="N121">
      <number:scientific-number number:decimal-places="6" number:min-integer-digits="1" number:min-exponent-digits="2"/>
    </number:number-style>
    <number:number-style style:name="N122">
      <number:scientific-number number:decimal-places="5" number:min-integer-digits="1" number:min-exponent-digits="2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22:13:49.176843000</meta:creation-date>
    <dc:date>2015-02-23T00:27:50.453234000</dc:date>
    <meta:editing-duration>P4DT1H58M45S</meta:editing-duration>
    <meta:editing-cycles>11</meta:editing-cycles>
    <meta:generator>LibreOffice/4.2.8.2$MacOSX_X86_64 LibreOffice_project/48d50dbfc06349262c9d50868e5c1f630a573ebd</meta:generator>
    <meta:document-statistic meta:table-count="1" meta:cell-count="337" meta:object-count="0"/>
  </office:meta>
</office:document-meta>
</file>